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Standard">
      <style:text-properties officeooo:rsid="00aaf7c9" officeooo:paragraph-rsid="00aaf7c9"/>
    </style:style>
    <style:style style:name="P156" style:family="paragraph" style:parent-style-name="Standard">
      <style:text-properties officeooo:rsid="00abebc6" officeooo:paragraph-rsid="00abebc6"/>
    </style:style>
    <style:style style:name="P157" style:family="paragraph" style:parent-style-name="Standard">
      <style:text-properties officeooo:rsid="00ad5247" officeooo:paragraph-rsid="00ad5247"/>
    </style:style>
    <style:style style:name="P158" style:family="paragraph" style:parent-style-name="Standard">
      <style:text-properties officeooo:rsid="00af3248" officeooo:paragraph-rsid="00af3248"/>
    </style:style>
    <style:style style:name="P159" style:family="paragraph" style:parent-style-name="Standard">
      <style:text-properties officeooo:rsid="00b0c2f5" officeooo:paragraph-rsid="00b0c2f5"/>
    </style:style>
    <style:style style:name="P160" style:family="paragraph" style:parent-style-name="Standard">
      <style:text-properties officeooo:rsid="00b22670" officeooo:paragraph-rsid="00b22670"/>
    </style:style>
    <style:style style:name="P161" style:family="paragraph" style:parent-style-name="Standard">
      <style:text-properties officeooo:rsid="00b3a5ca" officeooo:paragraph-rsid="00b3a5ca"/>
    </style:style>
    <style:style style:name="P162" style:family="paragraph" style:parent-style-name="Standard">
      <style:text-properties officeooo:rsid="00b58c2a" officeooo:paragraph-rsid="00b58c2a"/>
    </style:style>
    <style:style style:name="P163" style:family="paragraph" style:parent-style-name="Standard">
      <style:text-properties officeooo:rsid="00b63e73" officeooo:paragraph-rsid="00b63e73"/>
    </style:style>
    <style:style style:name="P164" style:family="paragraph" style:parent-style-name="Standard">
      <style:text-properties officeooo:rsid="00b6ece0" officeooo:paragraph-rsid="00b6ece0"/>
    </style:style>
    <style:style style:name="P165" style:family="paragraph" style:parent-style-name="Standard">
      <style:text-properties officeooo:rsid="00b8a645" officeooo:paragraph-rsid="00b8a645"/>
    </style:style>
    <style:style style:name="P166" style:family="paragraph" style:parent-style-name="Standard">
      <style:text-properties officeooo:rsid="00b6ece0" officeooo:paragraph-rsid="00b6ece0" fo:background-color="#ffff00"/>
    </style:style>
    <style:style style:name="P167" style:family="paragraph" style:parent-style-name="Standard">
      <style:text-properties officeooo:rsid="00d32647" officeooo:paragraph-rsid="00d32647" fo:background-color="#ffff00"/>
    </style:style>
    <style:style style:name="P168" style:family="paragraph" style:parent-style-name="Standard">
      <style:text-properties officeooo:rsid="00e0a1bc" officeooo:paragraph-rsid="00e0a1bc" fo:background-color="#ffff00"/>
    </style:style>
    <style:style style:name="P169" style:family="paragraph" style:parent-style-name="Standard">
      <style:text-properties officeooo:rsid="00e877a6" officeooo:paragraph-rsid="00e877a6" fo:background-color="#ffff00"/>
    </style:style>
    <style:style style:name="P170" style:family="paragraph" style:parent-style-name="Standard">
      <style:text-properties officeooo:rsid="00e882e4" officeooo:paragraph-rsid="00e882e4" fo:background-color="#ffff00"/>
    </style:style>
    <style:style style:name="P171" style:family="paragraph" style:parent-style-name="Standard">
      <style:text-properties officeooo:rsid="00e8bf84" officeooo:paragraph-rsid="00e8bf84" fo:background-color="#ffff00"/>
    </style:style>
    <style:style style:name="P172" style:family="paragraph" style:parent-style-name="Standard">
      <style:text-properties officeooo:rsid="00b99b1c" officeooo:paragraph-rsid="00b99b1c"/>
    </style:style>
    <style:style style:name="P173" style:family="paragraph" style:parent-style-name="Standard">
      <style:text-properties officeooo:rsid="00bcb2b6" officeooo:paragraph-rsid="00b99b1c"/>
    </style:style>
    <style:style style:name="P174" style:family="paragraph" style:parent-style-name="Standard">
      <style:text-properties officeooo:rsid="00bcb2b6" officeooo:paragraph-rsid="00bcb2b6"/>
    </style:style>
    <style:style style:name="P175" style:family="paragraph" style:parent-style-name="Standard">
      <style:text-properties officeooo:rsid="00bde498" officeooo:paragraph-rsid="00bde498"/>
    </style:style>
    <style:style style:name="P176" style:family="paragraph" style:parent-style-name="Standard">
      <style:text-properties officeooo:rsid="00becd93" officeooo:paragraph-rsid="00becd93"/>
    </style:style>
    <style:style style:name="P177" style:family="paragraph" style:parent-style-name="Standard">
      <style:text-properties officeooo:rsid="00bf6369" officeooo:paragraph-rsid="00bf6369"/>
    </style:style>
    <style:style style:name="P178" style:family="paragraph" style:parent-style-name="Standard">
      <style:text-properties officeooo:rsid="00c14aae" officeooo:paragraph-rsid="00c14aae"/>
    </style:style>
    <style:style style:name="P179" style:family="paragraph" style:parent-style-name="Standard">
      <style:text-properties style:font-name="Century Schoolbook L" officeooo:rsid="00bcb2b6" officeooo:paragraph-rsid="00bcb2b6"/>
    </style:style>
    <style:style style:name="P180" style:family="paragraph" style:parent-style-name="Standard">
      <style:text-properties officeooo:rsid="00c46838" officeooo:paragraph-rsid="00c46838"/>
    </style:style>
    <style:style style:name="P181" style:family="paragraph" style:parent-style-name="Standard">
      <style:text-properties officeooo:rsid="00c63306" officeooo:paragraph-rsid="00c63306"/>
    </style:style>
    <style:style style:name="P182" style:family="paragraph" style:parent-style-name="Standard">
      <style:text-properties officeooo:rsid="00c77509" officeooo:paragraph-rsid="00c77509"/>
    </style:style>
    <style:style style:name="P183" style:family="paragraph" style:parent-style-name="Standard">
      <style:text-properties officeooo:rsid="00c97159" officeooo:paragraph-rsid="00c97159"/>
    </style:style>
    <style:style style:name="P184" style:family="paragraph" style:parent-style-name="Standard">
      <style:text-properties officeooo:rsid="00ca6ed2" officeooo:paragraph-rsid="00ca6ed2"/>
    </style:style>
    <style:style style:name="P185" style:family="paragraph" style:parent-style-name="Standard">
      <style:text-properties officeooo:rsid="00cb32f2" officeooo:paragraph-rsid="00cb32f2"/>
    </style:style>
    <style:style style:name="P186" style:family="paragraph" style:parent-style-name="Standard">
      <style:text-properties officeooo:rsid="00cc6fb5" officeooo:paragraph-rsid="00cc6fb5"/>
    </style:style>
    <style:style style:name="P187" style:family="paragraph" style:parent-style-name="Standard">
      <style:text-properties officeooo:rsid="00cd5af8" officeooo:paragraph-rsid="00cd5af8"/>
    </style:style>
    <style:style style:name="P188" style:family="paragraph" style:parent-style-name="Standard">
      <style:text-properties officeooo:rsid="00cdc807" officeooo:paragraph-rsid="00ce9f98"/>
    </style:style>
    <style:style style:name="P189" style:family="paragraph" style:parent-style-name="Standard">
      <style:text-properties officeooo:rsid="00ce9f98" officeooo:paragraph-rsid="00ce9f98"/>
    </style:style>
    <style:style style:name="P190" style:family="paragraph" style:parent-style-name="Standard">
      <style:text-properties officeooo:rsid="00d0a23f" officeooo:paragraph-rsid="00d0a23f"/>
    </style:style>
    <style:style style:name="P191" style:family="paragraph" style:parent-style-name="Standard">
      <style:text-properties officeooo:rsid="00d1b17e" officeooo:paragraph-rsid="00d1b17e"/>
    </style:style>
    <style:style style:name="P192" style:family="paragraph" style:parent-style-name="Standard">
      <style:text-properties officeooo:rsid="00d32647" officeooo:paragraph-rsid="00d32647"/>
    </style:style>
    <style:style style:name="P193" style:family="paragraph" style:parent-style-name="Standard">
      <style:text-properties officeooo:rsid="00d385b5" officeooo:paragraph-rsid="00d385b5"/>
    </style:style>
    <style:style style:name="P194" style:family="paragraph" style:parent-style-name="Standard">
      <style:text-properties style:font-name="Liberation Sans" officeooo:rsid="00d547d3" officeooo:paragraph-rsid="00d547d3"/>
    </style:style>
    <style:style style:name="P195" style:family="paragraph" style:parent-style-name="Standard">
      <style:text-properties officeooo:rsid="00d64e69" officeooo:paragraph-rsid="00d64e69"/>
    </style:style>
    <style:style style:name="P196" style:family="paragraph" style:parent-style-name="Standard">
      <style:text-properties officeooo:rsid="00d71d46" officeooo:paragraph-rsid="00d71d46"/>
    </style:style>
    <style:style style:name="P197" style:family="paragraph" style:parent-style-name="Standard">
      <style:text-properties officeooo:rsid="00d72aa7" officeooo:paragraph-rsid="00d72aa7"/>
    </style:style>
    <style:style style:name="P198" style:family="paragraph" style:parent-style-name="Standard">
      <style:text-properties officeooo:rsid="00d92c90" officeooo:paragraph-rsid="00d92c90"/>
    </style:style>
    <style:style style:name="P199" style:family="paragraph" style:parent-style-name="Standard">
      <style:text-properties officeooo:rsid="00d9fcc8" officeooo:paragraph-rsid="00d9fcc8"/>
    </style:style>
    <style:style style:name="P200" style:family="paragraph" style:parent-style-name="Standard">
      <style:text-properties officeooo:rsid="00dc7836" officeooo:paragraph-rsid="00dc7836"/>
    </style:style>
    <style:style style:name="P201" style:family="paragraph" style:parent-style-name="Standard">
      <style:text-properties officeooo:rsid="00dcc30b" officeooo:paragraph-rsid="00dcc30b"/>
    </style:style>
    <style:style style:name="P202" style:family="paragraph" style:parent-style-name="Standard">
      <style:text-properties officeooo:rsid="00dcef1e" officeooo:paragraph-rsid="00dcef1e"/>
    </style:style>
    <style:style style:name="P203" style:family="paragraph" style:parent-style-name="Standard">
      <style:text-properties officeooo:rsid="00de4942" officeooo:paragraph-rsid="00de4942"/>
    </style:style>
    <style:style style:name="P204" style:family="paragraph" style:parent-style-name="Standard">
      <style:text-properties officeooo:rsid="00df80eb" officeooo:paragraph-rsid="00df80eb"/>
    </style:style>
    <style:style style:name="P205" style:family="paragraph" style:parent-style-name="Standard">
      <style:text-properties officeooo:rsid="00e0a1bc" officeooo:paragraph-rsid="00e0a1bc"/>
    </style:style>
    <style:style style:name="P206" style:family="paragraph" style:parent-style-name="Standard">
      <style:text-properties officeooo:rsid="00e27f01" officeooo:paragraph-rsid="00e27f01"/>
    </style:style>
    <style:style style:name="P207" style:family="paragraph" style:parent-style-name="Standard">
      <style:text-properties officeooo:rsid="00e3ad01" officeooo:paragraph-rsid="00e3ad01"/>
    </style:style>
    <style:style style:name="P208" style:family="paragraph" style:parent-style-name="Standard">
      <style:text-properties officeooo:rsid="00e4917b" officeooo:paragraph-rsid="00e4917b"/>
    </style:style>
    <style:style style:name="P209" style:family="paragraph" style:parent-style-name="Standard">
      <style:text-properties officeooo:rsid="00e7371b" officeooo:paragraph-rsid="00e7371b"/>
    </style:style>
    <style:style style:name="P210" style:family="paragraph" style:parent-style-name="Standard">
      <style:text-properties officeooo:rsid="00e9d4d4" officeooo:paragraph-rsid="00e9d4d4"/>
    </style:style>
    <style:style style:name="P211" style:family="paragraph" style:parent-style-name="Standard">
      <style:text-properties officeooo:rsid="00eb9c54" officeooo:paragraph-rsid="00eb9c54"/>
    </style:style>
    <style:style style:name="P212" style:family="paragraph" style:parent-style-name="Standard">
      <style:text-properties officeooo:rsid="00eb9c54" officeooo:paragraph-rsid="00ed3289"/>
    </style:style>
    <style:style style:name="P213" style:family="paragraph" style:parent-style-name="Standard">
      <style:text-properties officeooo:rsid="00eb9c54" officeooo:paragraph-rsid="00ee2778"/>
    </style:style>
    <style:style style:name="P214" style:family="paragraph" style:parent-style-name="Standard">
      <style:text-properties officeooo:rsid="00eb9c54" officeooo:paragraph-rsid="00ef61f4"/>
    </style:style>
    <style:style style:name="P215" style:family="paragraph" style:parent-style-name="Standard">
      <style:text-properties officeooo:rsid="00eb9c54" officeooo:paragraph-rsid="00f15231"/>
    </style:style>
    <style:style style:name="P216" style:family="paragraph" style:parent-style-name="Text_20_body">
      <style:text-properties officeooo:rsid="004519ee" officeooo:paragraph-rsid="004519ee"/>
    </style:style>
    <style:style style:name="P217" style:family="paragraph" style:parent-style-name="Text_20_body">
      <style:text-properties officeooo:rsid="008a7164" officeooo:paragraph-rsid="008a7164"/>
    </style:style>
    <style:style style:name="P218" style:family="paragraph" style:parent-style-name="Text_20_body">
      <style:paragraph-properties fo:margin-left="0cm" fo:margin-right="0cm" fo:margin-top="0cm" fo:margin-bottom="0cm" style:contextual-spacing="false" fo:text-indent="0cm" style:auto-text-indent="false"/>
    </style:style>
    <style:style style:name="P219" style:family="paragraph" style:parent-style-name="Preformatted_20_Text">
      <style:text-properties officeooo:rsid="001fe3e5" officeooo:paragraph-rsid="001fe3e5"/>
    </style:style>
    <style:style style:name="P220" style:family="paragraph" style:parent-style-name="Preformatted_20_Text">
      <style:paragraph-properties fo:margin-top="0cm" fo:margin-bottom="0.499cm" style:contextual-spacing="false"/>
    </style:style>
    <style:style style:name="P221" style:family="paragraph" style:parent-style-name="Header">
      <style:text-properties officeooo:paragraph-rsid="009d1926"/>
    </style:style>
    <style:style style:name="P222"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T22" style:family="text">
      <style:text-properties officeooo:rsid="00b99b1c"/>
    </style:style>
    <style:style style:name="T23" style:family="text">
      <style:text-properties officeooo:rsid="00bd9d2c"/>
    </style:style>
    <style:style style:name="T24" style:family="text">
      <style:text-properties fo:background-color="#ffff00" loext:char-shading-value="0"/>
    </style:style>
    <style:style style:name="T25" style:family="text">
      <style:text-properties officeooo:rsid="00cc6fb5"/>
    </style:style>
    <style:style style:name="T26" style:family="text">
      <style:text-properties officeooo:rsid="00ce9f98"/>
    </style:style>
    <style:style style:name="T27" style:family="text">
      <style:text-properties officeooo:rsid="00cfcab5"/>
    </style:style>
    <style:style style:name="T28" style:family="text">
      <style:text-properties officeooo:rsid="00d2836b"/>
    </style:style>
    <style:style style:name="T29" style:family="text">
      <style:text-properties officeooo:rsid="00d885d5"/>
    </style:style>
    <style:style style:name="T30" style:family="text">
      <style:text-properties officeooo:rsid="00d9fcc8"/>
    </style:style>
    <style:style style:name="T31" style:family="text">
      <style:text-properties officeooo:rsid="00dcc30b"/>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officeooo:rsid="00ed3289"/>
    </style:style>
    <style:style style:name="T35" style:family="text">
      <style:text-properties officeooo:rsid="00ee2778"/>
    </style:style>
    <style:style style:name="T36" style:family="text">
      <style:text-properties officeooo:rsid="00ef61f4"/>
    </style:style>
    <style:style style:name="T37" style:family="text">
      <style:text-properties officeooo:rsid="00f15231"/>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219"><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216">number = input("enter a number")</text:p>
      <text:p text:style-name="P218">count = 1</text:p>
      <text:p text:style-name="P218">number = int(number)</text:p>
      <text:p text:style-name="P218">while count &lt;= number:</text:p>
      <text:p text:style-name="P218">print (number)</text:p>
      <text:p text:style-name="P218">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217">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220">[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222"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63">to get info on python modules look at <text:a xlink:type="simple" xlink:href="https://docs.python.org/2.7/py-modindex.html">https://docs.python.org/2.7/py-modindex.html</text:a></text:p>
      <text:p text:style-name="P163"/>
      <text:p text:style-name="P152"/>
      <text:p text:style-name="P153">012: files and formats</text:p>
      <text:p text:style-name="P154">save all the lectures from gustavo and put in python folder</text:p>
      <text:p text:style-name="P155">all files even sound tracks are something that someone can read and write</text:p>
      <text:p text:style-name="P155">find out difference between doc and doc.x and rtf files</text:p>
      <text:p text:style-name="P155">linux deals with files as if they are directories</text:p>
      <text:p text:style-name="P155">speed in the computer depends on where do you get the info from.</text:p>
      <text:p text:style-name="P156">Only going to work with text files</text:p>
      <text:p text:style-name="P156">to open text files we use the function open</text:p>
      <text:p text:style-name="P156">need to be in the right directory for the file to be able to open</text:p>
      <text:p text:style-name="P156">there are three odes to open the files: reading, writing, append.</text:p>
      <text:p text:style-name="P157"><text:soft-page-break/>Write is not the same as r+ because it can make a new file, or if there is something in that file, then it will delete all things in the file and start as if it is a new file. </text:p>
      <text:p text:style-name="P157">So the best one to use is actually r+ because it is the safest because it will not cause loss of info and also not cause the info you are adding to only be added to the end of the file</text:p>
      <text:p text:style-name="P157"/>
      <text:p text:style-name="P157">everytime you read something the pointer moves on</text:p>
      <text:p text:style-name="P157">f.tell() can be used to know where you are in the file currently</text:p>
      <text:p text:style-name="P157">f.seek() can go to a specific point in the file</text:p>
      <text:p text:style-name="P157">0 means from the beginning</text:p>
      <text:p text:style-name="P157">1 means from where I am in the file</text:p>
      <text:p text:style-name="P157">2 means from the end of the file</text:p>
      <text:p text:style-name="P158">these numbers can be used with the f.seek() function.</text:p>
      <text:p text:style-name="P158"/>
      <text:p text:style-name="P158">Read returns a string</text:p>
      <text:p text:style-name="P158">readline returns a string until a new line is in</text:p>
      <text:p text:style-name="P158">readlines creates a list of each of the lines</text:p>
      <text:p text:style-name="P158">like with the assignment if we had a text file then can use readlines to make a list of all the lines to be able to read what is going on</text:p>
      <text:p text:style-name="P158"><text:s/>allways be aware of where the pointer is in the file because this can make a big difference to your output</text:p>
      <text:p text:style-name="P158"/>
      <text:p text:style-name="P158">rstrip() takes out the spaces from the right of the string and so it can take out the \n</text:p>
      <text:p text:style-name="P159">when saying just strip() then it will take out any white space at both sides of the text</text:p>
      <text:p text:style-name="P159"/>
      <text:p text:style-name="P159">the \n at end of the line because this tells the program to go to the next line else it will not go to the next line</text:p>
      <text:p text:style-name="P159"/>
      <text:p text:style-name="P159">writelines doesnt actually write lines because you have to put the new character like \n else it will concatenate everything into a singe line</text:p>
      <text:p text:style-name="P159"/>
      <text:p text:style-name="P160">try this in terminal:</text:p>
      <text:p text:style-name="P160">python3</text:p>
      <text:p text:style-name="P160">newfile = open(“newfile.txt”,”w”)</text:p>
      <text:p text:style-name="P160">newfile.write(“something about airplanes”)</text:p>
      <text:p text:style-name="P160">newfile.close()</text:p>
      <text:p text:style-name="P160">exit()</text:p>
      <text:p text:style-name="P160">ls</text:p>
      <text:p text:style-name="P160">vim newfile.txt</text:p>
      <text:p text:style-name="P160">python3</text:p>
      <text:p text:style-name="P160">newfile = open(“newfile.txt”, “w”)</text:p>
      <text:p text:style-name="P160">newfile.write(“heat?”)</text:p>
      <text:p text:style-name="P160">newfile.close()</text:p>
      <text:p text:style-name="P160">exit()</text:p>
      <text:p text:style-name="P160">can use “a” in place of “w” to be able to append the file in stead of deleting all the contents everytime</text:p>
      <text:p text:style-name="P160">then can play with read and tell to read specific parts and to know which position you are in</text:p>
      <text:p text:style-name="P161">if you dont say how many characters to read then it will show the whole content of a file</text:p>
      <text:p text:style-name="P161"/>
      <text:p text:style-name="P162">to deal with the files is the same as that as with a string and the same as was done with the assignment 2 where you can separate with lines and tabs and etc.</text:p>
      <text:p text:style-name="P166"><text:soft-page-break/>project:</text:p>
      <text:p text:style-name="P164">working with genbank files</text:p>
      <text:p text:style-name="P164">can download all the things in genbank file format which are normal text files</text:p>
      <text:p text:style-name="P164"/>
      <text:p text:style-name="P165">with the seq if you use [] then it includes the one else () doesn<text:span text:style-name="T22">'</text:span>t include the one</text:p>
      <text:p text:style-name="P165"/>
      <text:p text:style-name="P165">with the translation, it only starts translating when it has a start codon and stops at a stop codon</text:p>
      <text:p text:style-name="P172">just look forward and not in reverse</text:p>
      <text:p text:style-name="P172"/>
      <text:p text:style-name="P172"/>
      <text:p text:style-name="P172"/>
      <text:p text:style-name="P173">31 March 2015</text:p>
      <text:p text:style-name="P179">013: Regular patterns</text:p>
      <text:p text:style-name="P174"/>
      <text:p text:style-name="P174">this has almost like its own mini-language.</text:p>
      <text:p text:style-name="P174">Can check if two strings are the same use the “==” <text:span text:style-name="T23">or 'in' needs to be exactly equal to give a true answer.</text:span></text:p>
      <text:p text:style-name="P174">“.<text:span text:style-name="T23">ab” → the dot means any character can be in that place but the ab still needs to be identical. If it has two extra characters then tere will be no match</text:span></text:p>
      <text:p text:style-name="P174">“..<text:span text:style-name="T23">ab” → needs two characters (any) before the ab</text:span></text:p>
      <text:p text:style-name="P174">“<text:span text:style-name="T23">^” → it has to be the very first character in a string</text:span></text:p>
      <text:p text:style-name="P174">“<text:span text:style-name="T23">$” → it has to be the very last character in the string</text:span></text:p>
      <text:p text:style-name="P175">[pt] → a list of optional characters that you can use there</text:p>
      <text:p text:style-name="P175">[^abc] → means anything but abc</text:p>
      <text:p text:style-name="P176">if you still need a carot then say [ab^]</text:p>
      <text:p text:style-name="P176">[^ab^] → not to a not to b and not to the carot</text:p>
      <text:p text:style-name="P176">\d → if you need one digit</text:p>
      <text:p text:style-name="P176">\\d → if you need two digits and will not give exp 9 but have to say 09 then it is fine</text:p>
      <text:p text:style-name="P177">\w → [a-zS-z0-9] → means anything except symbols</text:p>
      <text:p text:style-name="P178">'?' → means a piece of regular expression can be there or not = it is optional exp \d?\d means the first \d is optional</text:p>
      <text:p text:style-name="P178">'+' → means at least one </text:p>
      <text:p text:style-name="P178">'*' → means zero and on of the character</text:p>
      <text:p text:style-name="P180">{} → to say you need how many of one thing or if you want a specific range of how many things you need to be the same</text:p>
      <text:p text:style-name="P180"/>
      <text:p text:style-name="P180">can use pipe | to give options to say either one or the other for the regular expressions</text:p>
      <text:p text:style-name="P181">parentheses to start groupings of regular expressions and can be split with a | to say either one of the two</text:p>
      <text:p text:style-name="P182">here you can choose between the t an p in ID and passport NB to remember this because it can cause problems</text:p>
      <text:p text:style-name="P182">use this | idea to work out the motifs in the project.</text:p>
      <text:p text:style-name="P182"/>
      <text:p text:style-name="P182"><text:s/><text:span text:style-name="T24">Slide 10</text:span> important to prepare python to search for the <text:s/>regular expression / motif</text:p>
      <text:p text:style-name="P182"/>
      <text:p text:style-name="P182">[ab]* → any combination of a and b </text:p>
      <text:p text:style-name="P182"/>
      <text:p text:style-name="P183">functions with regular expressions:</text:p>
      <text:p text:style-name="P183">match → it has to be exactly the same as what you are looking for</text:p>
      <text:p text:style-name="P183">search → if anything matches within something else</text:p>
      <text:p text:style-name="P183"><text:soft-page-break/>findall → returns a list of all the different matches in the file but doesn't return the position of that match</text:p>
      <text:p text:style-name="P183"/>
      <text:p text:style-name="P184">first have to compile the regular expression and then use it for the search/find or whatever you want to do with it</text:p>
      <text:p text:style-name="P184"/>
      <text:p text:style-name="P184">do this in terminal to test:</text:p>
      <text:p text:style-name="P184">pattern = “ATG*TAG”</text:p>
      <text:p text:style-name="P184">import re</text:p>
      <text:p text:style-name="P184">regex = re.compile(pattern)</text:p>
      <text:p text:style-name="P184">regex.search(“”)</text:p>
      <text:p text:style-name="P184">regex.search(“”) == None</text:p>
      <text:p text:style-name="P184">regex.search(“”) != None</text:p>
      <text:p text:style-name="P184">regex.match(“ATGksjdjd”) != None</text:p>
      <text:p text:style-name="P184">change the pattern to “ATG[ATGC]*TAG” which means that ATG starts and then anything in any order of ATGC and then TAG to stop with</text:p>
      <text:p text:style-name="P184">test this now with different things</text:p>
      <text:p text:style-name="P185">have to have combinations that come in blocks of three for the [ATGC] so change pattern to “ATG<text:span text:style-name="T25">(</text:span>[ATGC]{3}<text:span text:style-name="T25">)</text:span>TAG” which means it starts with ATG and ends with TAG but it has any combination of ATGC but in threes in between ATG and TAG</text:p>
      <text:p text:style-name="P186">it needs to be in parentheses</text:p>
      <text:p text:style-name="P186">use the search function because it will find anything that resembles it</text:p>
      <text:p text:style-name="P186">say then:</text:p>
      <text:p text:style-name="P186">result = regex.search()</text:p>
      <text:p text:style-name="P186">result</text:p>
      <text:p text:style-name="P186">result.start() → to see where the pattern started</text:p>
      <text:p text:style-name="P186">dir(result) → to see all the things you can do with the result</text:p>
      <text:p text:style-name="P186">result.end()</text:p>
      <text:p text:style-name="P187">result.string</text:p>
      <text:p text:style-name="P187">result.string[result.start():result.end()] → to see just the pattern that was a match</text:p>
      <text:p text:style-name="P187"/>
      <text:p text:style-name="P187"/>
      <text:p text:style-name="P188">can also say:</text:p>
      <text:p text:style-name="P188"><text:span text:style-name="T26">result =</text:span> re.match(regular expression, text your looking in)</text:p>
      <text:p text:style-name="P189">and then see what result <text:span text:style-name="T27">is</text:span></text:p>
      <text:p text:style-name="P189"/>
      <text:p text:style-name="P190">find out what are stop and start codons to be able to get the regular expressions and then to be able to search for them in the text</text:p>
      <text:p text:style-name="P191">can say:</text:p>
      <text:p text:style-name="P191">result = re.match(“<text:span text:style-name="T28">(</text:span>ATG<text:span text:style-name="T28">)(</text:span>([ATGC]{3})*<text:span text:style-name="T28">)</text:span>(TAG|TAA|TGA)”,”text looking in”)</text:p>
      <text:p text:style-name="P191">print (result)</text:p>
      <text:p text:style-name="P192">print (result.groups())</text:p>
      <text:p text:style-name="P192">stop codon will be the last result from this last print statement</text:p>
      <text:p text:style-name="P192"/>
      <text:p text:style-name="P167">get code for parsing files and not biopython</text:p>
      <text:p text:style-name="P192"/>
      <text:p text:style-name="P193">the groups function can help a lot to get certain parts of info out of it</text:p>
      <text:p text:style-name="P193"/>
      <text:p text:style-name="P194"/>
      <text:p text:style-name="P194"/>
      <text:p text:style-name="P194"><text:soft-page-break/>014 Errors:</text:p>
      <text:p text:style-name="P195">if you are programming something. Make the errors understandable to the person reading it. Dont just give numbers as the windows errors do</text:p>
      <text:p text:style-name="P195"/>
      <text:p text:style-name="P195">traceback can show you where an error is coming from</text:p>
      <text:p text:style-name="P196">you read these errors from behind or from the bottom</text:p>
      <text:p text:style-name="P197">try and exceptions are nice because it gives you things to do</text:p>
      <text:p text:style-name="P197"><text:s/><text:span text:style-name="T29">unit testing is a good thing because then you have things that test whether the input is acceptable throughout</text:span></text:p>
      <text:p text:style-name="P198">if you get an error it will end the function and then you dont have a return anymore</text:p>
      <text:p text:style-name="P198"/>
      <text:p text:style-name="P198">you can actually cause an error because exp your function doesnt work with certain situations</text:p>
      <text:p text:style-name="P198"><text:s/><text:span text:style-name="T30">the raise value is like a stop to your function</text:span></text:p>
      <text:p text:style-name="P198"/>
      <text:p text:style-name="P199">copy and paste all lectures into a word file and then print it to have for the exam.</text:p>
      <text:p text:style-name="P199"/>
      <text:p text:style-name="P199">Go through FASTA file parser of the errors lecture NB</text:p>
      <text:p text:style-name="P199"/>
      <text:p text:style-name="P199"/>
      <text:p text:style-name="P200">1 April 2015</text:p>
      <text:p text:style-name="P200">015: Object oriented <text:span text:style-name="T31">programming</text:span>:</text:p>
      <text:p text:style-name="P201">programming based on three structures: sequential, conditions or repetitions</text:p>
      <text:p text:style-name="P201">objected oriented try to give a meaning to the structure of the data</text:p>
      <text:p text:style-name="P201">the idea is that everything can be modelled as an object.</text:p>
      <text:p text:style-name="P201">All the objects have to consider the position of the other objects</text:p>
      <text:p text:style-name="P201">have to determine how the components react to each other</text:p>
      <text:p text:style-name="P201">objects communicating with each other</text:p>
      <text:p text:style-name="P201"/>
      <text:p text:style-name="P202">when you are creating a class you are creating high level blue print and then have to define it in generic way</text:p>
      <text:p text:style-name="P203">field have two parts: class and object.</text:p>
      <text:p text:style-name="P203">Class have attributes and actions that are important</text:p>
      <text:p text:style-name="P203">if we have to do something in programming we have to run certain instructions to be able to example produce light while using a light-bulb</text:p>
      <text:p text:style-name="P203">method for class is important because this determines what you will be able to do with your program after code is ready</text:p>
      <text:p text:style-name="P204">create an instance of the class where you have the different attributes and methods so that you can then access the cars and tell the difference between them</text:p>
      <text:p text:style-name="P204"/>
      <text:p text:style-name="P205">lists are created as class in python.</text:p>
      <text:p text:style-name="P205">Can define lists by lengths</text:p>
      <text:p text:style-name="P205"/>
      <text:p text:style-name="P205">for the method can put in parameters to accept and then can have an output with different attributes</text:p>
      <text:p text:style-name="P205"/>
      <text:p text:style-name="P168">for content in list</text:p>
      <text:p text:style-name="P169">dict = {}</text:p>
      <text:p text:style-name="P168">if key = list[count][12:]</text:p>
      <text:p text:style-name="P168">print key</text:p>
      <text:p text:style-name="P170">dict += key</text:p>
      <text:p text:style-name="P168">elif the list[count][1:11] = “ <text:s text:c="10"/>“:</text:p>
      <text:p text:style-name="P168"><text:soft-page-break/>key = list[count-1][12:] + list[count][12:]</text:p>
      <text:p text:style-name="P170">dict += key</text:p>
      <text:p text:style-name="P170"/>
      <text:p text:style-name="P171">maybe elif and if conditions can change around?</text:p>
      <text:p text:style-name="P171"/>
      <text:p text:style-name="P205"/>
      <text:p text:style-name="P206">the self in the parameter is used to say that it is taking about the functions that is about the class and this represents the object of it</text:p>
      <text:p text:style-name="P207">self is also for future object brand and model etc. so this creates a method for any of the future objects.</text:p>
      <text:p text:style-name="P205"/>
      <text:p text:style-name="P208">Place in memory called my car which then has parts called brand, model and year and then it is not a class anymore because it exists as a variable.</text:p>
      <text:p text:style-name="P208">ToString() can be used to produce the same thing as with under the class where the self parameter was used</text:p>
      <text:p text:style-name="P208"/>
      <text:p text:style-name="P208">it is easier to make a class per file then it will be easier to find</text:p>
      <text:p text:style-name="P160"/>
      <text:p text:style-name="P209">def <text:span text:style-name="T32">init</text:span><text:span text:style-name="T33">(self,brand,model,year):</text:span></text:p>
      <text:p text:style-name="P209"><text:span text:style-name="T33">init makes it the first one to be called when the function starts</text:span></text:p>
      <text:p text:style-name="P141"/>
      <text:p text:style-name="P210">the moment you are declaring parameters in a function you are setting up that variables in the namespace in which the function was created</text:p>
      <text:p text:style-name="P210"/>
      <text:p text:style-name="P211">after the init function finishes, the namespcae in which the function was created loses all its values and the space is cleared</text:p>
      <text:p text:style-name="P211"/>
      <text:p text:style-name="P212"><text:span text:style-name="T34">inheritance</text:span></text:p>
      <text:p text:style-name="P212"><text:span text:style-name="T34">classes defined by using another class</text:span></text:p>
      <text:p text:style-name="P212"><text:span text:style-name="T34">exp: class classname(from which class inheriting)</text:span></text:p>
      <text:p text:style-name="P212"><text:span text:style-name="T34">so that the new class will have the same attributes and methods as the original class inherited from</text:span></text:p>
      <text:p text:style-name="P212"/>
      <text:p text:style-name="P213"><text:span text:style-name="T35">clone things from gustavos repositories</text:span></text:p>
      <text:p text:style-name="P213"/>
      <text:p text:style-name="P214"><text:span text:style-name="T36">need to put in the attributes to be able to get the right output when using something as myBakkie = Bakkie() need to put the values of all the parameters in there. </text:span></text:p>
      <text:p text:style-name="P214"><text:span text:style-name="T36">We want to do something special with bakkie with its extra parameter which was the capacity of the bakkie</text:span></text:p>
      <text:p text:style-name="P214"><text:span text:style-name="T36">you can then get the capacity by making a function and then using the self also because it will show the things that belong to the car</text:span></text:p>
      <text:p text:style-name="P214"/>
      <text:p text:style-name="P215"><text:span text:style-name="T37">can reuse things by just referring back to the self</text:span></text:p>
      <text:p text:style-name="P215"/>
      <text:p text:style-name="P215"><text:span text:style-name="T37">with the overwriting, you are reusing what you had before but then also plus whatever you want to add to i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4-01T11:50:15.504644663</dc:date>
    <meta:editing-duration>P16DT2H32M4S</meta:editing-duration>
    <meta:editing-cycles>173</meta:editing-cycles>
    <meta:generator>LibreOffice/4.2.7.2$Linux_X86_64 LibreOffice_project/420m0$Build-2</meta:generator>
    <meta:document-statistic meta:table-count="0" meta:image-count="0" meta:object-count="0" meta:page-count="23" meta:paragraph-count="812" meta:word-count="8080" meta:character-count="43140" meta:non-whitespace-character-count="35490"/>
  </office:meta>
</office:document-meta>
</file>